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 office:value-type="float" office:value="363.9727" calcext:value-type="float">
            <text:p>363,9727</text:p>
          </table:table-cell>
          <table:table-cell table:formula="of:=AVERAGE([.A2:.A17])" office:value-type="float" office:value="369.469450000001" calcext:value-type="float">
            <text:p>369,469450000001</text:p>
          </table:table-cell>
          <table:table-cell table:formula="of:=STDEV([.A2:.A17])" office:value-type="float" office:value="141.19545736696" calcext:value-type="float">
            <text:p>141,19545736696</text:p>
          </table:table-cell>
          <table:table-cell office:value-type="float" office:value="4576.289775" calcext:value-type="float">
            <text:p>4576,289775</text:p>
          </table:table-cell>
          <table:table-cell table:formula="of:=AVERAGE([.D2:.D19])" office:value-type="float" office:value="4485.43944166667" calcext:value-type="float">
            <text:p>4485,43944166667</text:p>
          </table:table-cell>
          <table:table-cell table:formula="of:=STDEV([.D2:.D19])" office:value-type="float" office:value="122.481726414154" calcext:value-type="float">
            <text:p>122,481726414154</text:p>
          </table:table-cell>
        </table:table-row>
        <table:table-row table:style-name="ro1">
          <table:table-cell office:value-type="float" office:value="346.3059625" calcext:value-type="float">
            <text:p>346,3059625</text:p>
          </table:table-cell>
          <table:table-cell table:number-columns-repeated="2"/>
          <table:table-cell office:value-type="float" office:value="4543.847625" calcext:value-type="float">
            <text:p>4543,847625</text:p>
          </table:table-cell>
          <table:table-cell table:number-columns-repeated="2"/>
        </table:table-row>
        <table:table-row table:style-name="ro1">
          <table:table-cell office:value-type="float" office:value="345.458025000001" calcext:value-type="float">
            <text:p>345,458025000001</text:p>
          </table:table-cell>
          <table:table-cell table:number-columns-repeated="2"/>
          <table:table-cell office:value-type="float" office:value="4378.001975" calcext:value-type="float">
            <text:p>4378,001975</text:p>
          </table:table-cell>
          <table:table-cell table:number-columns-repeated="2"/>
        </table:table-row>
        <table:table-row table:style-name="ro1">
          <table:table-cell office:value-type="float" office:value="357.879262500001" calcext:value-type="float">
            <text:p>357,879262500001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4364.80290000001" calcext:value-type="float">
            <text:p>4364,80290000001</text:p>
          </table:table-cell>
          <table:table-cell table:number-columns-repeated="2"/>
        </table:table-row>
        <table:table-row table:style-name="ro1">
          <table:table-cell office:value-type="float" office:value="321.801199999999" calcext:value-type="float">
            <text:p>321,801199999999</text:p>
          </table:table-cell>
          <table:table-cell table:number-columns-repeated="2"/>
          <table:table-cell office:value-type="float" office:value="4434.955875" calcext:value-type="float">
            <text:p>4434,955875</text:p>
          </table:table-cell>
          <table:table-cell table:number-columns-repeated="2"/>
        </table:table-row>
        <table:table-row table:style-name="ro1">
          <table:table-cell office:value-type="float" office:value="484.581300000001" calcext:value-type="float">
            <text:p>484,581300000001</text:p>
          </table:table-cell>
          <table:table-cell table:number-columns-repeated="2"/>
          <table:table-cell office:value-type="float" office:value="4537.064125" calcext:value-type="float">
            <text:p>4537,064125</text:p>
          </table:table-cell>
          <table:table-cell table:number-columns-repeated="2"/>
        </table:table-row>
        <table:table-row table:style-name="ro1">
          <table:table-cell office:value-type="float" office:value="485.444" calcext:value-type="float">
            <text:p>485,444</text:p>
          </table:table-cell>
          <table:table-cell table:number-columns-repeated="2"/>
          <table:table-cell office:value-type="float" office:value="4477.371875" calcext:value-type="float">
            <text:p>4477,371875</text:p>
          </table:table-cell>
          <table:table-cell table:number-columns-repeated="2"/>
        </table:table-row>
        <table:table-row table:style-name="ro1">
          <table:table-cell office:value-type="float" office:value="467.987100000001" calcext:value-type="float">
            <text:p>467,987100000001</text:p>
          </table:table-cell>
          <table:table-cell table:number-columns-repeated="2"/>
          <table:table-cell office:value-type="float" office:value="4076.17839999999" calcext:value-type="float">
            <text:p>4076,17839999999</text:p>
          </table:table-cell>
          <table:table-cell table:number-columns-repeated="2"/>
        </table:table-row>
        <table:table-row table:style-name="ro1">
          <table:table-cell office:value-type="float" office:value="428.7129" calcext:value-type="float">
            <text:p>428,7129</text:p>
          </table:table-cell>
          <table:table-cell table:number-columns-repeated="2"/>
          <table:table-cell office:value-type="float" office:value="4499.136" calcext:value-type="float">
            <text:p>4499,136</text:p>
          </table:table-cell>
          <table:table-cell table:number-columns-repeated="2"/>
        </table:table-row>
        <table:table-row table:style-name="ro1">
          <table:table-cell office:value-type="float" office:value="550.6325" calcext:value-type="float">
            <text:p>550,6325</text:p>
          </table:table-cell>
          <table:table-cell table:number-columns-repeated="2"/>
          <table:table-cell office:value-type="float" office:value="4565.1872" calcext:value-type="float">
            <text:p>4565,1872</text:p>
          </table:table-cell>
          <table:table-cell table:number-columns-repeated="2"/>
        </table:table-row>
        <table:table-row table:style-name="ro1">
          <table:table-cell office:value-type="float" office:value="420.311500000003" calcext:value-type="float">
            <text:p>420,311500000003</text:p>
          </table:table-cell>
          <table:table-cell table:number-columns-repeated="2"/>
          <table:table-cell office:value-type="float" office:value="4500.0547" calcext:value-type="float">
            <text:p>4500,0547</text:p>
          </table:table-cell>
          <table:table-cell table:number-columns-repeated="2"/>
        </table:table-row>
        <table:table-row table:style-name="ro1">
          <table:table-cell office:value-type="float" office:value="465.894899999999" calcext:value-type="float">
            <text:p>465,894899999999</text:p>
          </table:table-cell>
          <table:table-cell table:number-columns-repeated="2"/>
          <table:table-cell office:value-type="float" office:value="4502.3475" calcext:value-type="float">
            <text:p>4502,3475</text:p>
          </table:table-cell>
          <table:table-cell table:number-columns-repeated="2"/>
        </table:table-row>
        <table:table-row table:style-name="ro1">
          <table:table-cell office:value-type="float" office:value="511.4951" calcext:value-type="float">
            <text:p>511,4951</text:p>
          </table:table-cell>
          <table:table-cell table:number-columns-repeated="2"/>
          <table:table-cell office:value-type="float" office:value="4500.2553" calcext:value-type="float">
            <text:p>4500,2553</text:p>
          </table:table-cell>
          <table:table-cell table:number-columns-repeated="2"/>
        </table:table-row>
        <table:table-row table:style-name="ro1">
          <table:table-cell office:value-type="float" office:value="67.3159999999998" calcext:value-type="float">
            <text:p>67,3159999999998</text:p>
          </table:table-cell>
          <table:table-cell office:value-type="string" calcext:value-type="string">
            <text:p>iniziomm</text:p>
          </table:table-cell>
          <table:table-cell/>
          <table:table-cell office:value-type="float" office:value="4583.0375" calcext:value-type="float">
            <text:p>4583,0375</text:p>
          </table:table-cell>
          <table:table-cell table:number-columns-repeated="2"/>
        </table:table-row>
        <table:table-row table:style-name="ro1">
          <table:table-cell office:value-type="float" office:value="134.718750000002" calcext:value-type="float">
            <text:p>134,718750000002</text:p>
          </table:table-cell>
          <table:table-cell table:number-columns-repeated="2"/>
          <table:table-cell office:value-type="float" office:value="4467.897475" calcext:value-type="float">
            <text:p>4467,897475</text:p>
          </table:table-cell>
          <table:table-cell table:number-columns-repeated="2"/>
        </table:table-row>
        <table:table-row table:style-name="ro1">
          <table:table-cell office:value-type="float" office:value="159.000000000004" calcext:value-type="float">
            <text:p>159,000000000004</text:p>
          </table:table-cell>
          <table:table-cell office:value-type="string" calcext:value-type="string">
            <text:p>finemm</text:p>
          </table:table-cell>
          <table:table-cell/>
          <table:table-cell office:value-type="float" office:value="4602.702975" calcext:value-type="float">
            <text:p>4602,7029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40.108125" calcext:value-type="float">
            <text:p>4540,108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88.670625" calcext:value-type="float">
            <text:p>4588,670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25:29.74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37:57.094000000</meta:creation-date>
    <meta:generator>LibreOffice/6.1.2.1$Windows_X86_64 LibreOffice_project/65905a128db06ba48db947242809d14d3f9a93fe</meta:generator>
    <dc:date>2019-02-16T22:30:04.609000000</dc:date>
    <meta:editing-duration>PT7M32S</meta:editing-duration>
    <meta:editing-cycles>2</meta:editing-cycles>
    <meta:document-statistic meta:table-count="1" meta:cell-count="47" meta:object-count="0"/>
  </office:meta>
</office:document-meta>
</file>